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9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163.9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233.3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33.36pt"/>
    </style:style>
    <style:style style:name="co8" style:family="table-column">
      <style:table-column-properties fo:break-before="auto" style:column-width="50.71pt"/>
    </style:style>
    <style:style style:name="co9" style:family="table-column">
      <style:table-column-properties fo:break-before="auto" style:column-width="179.21pt"/>
    </style:style>
    <style:style style:name="co10" style:family="table-column">
      <style:table-column-properties fo:break-before="auto" style:column-width="89.6pt"/>
    </style:style>
    <style:style style:name="co11" style:family="table-column">
      <style:table-column-properties fo:break-before="auto" style:column-width="96.55pt"/>
    </style:style>
    <style:style style:name="co12" style:family="table-column">
      <style:table-column-properties fo:break-before="auto" style:column-width="221.56pt"/>
    </style:style>
    <style:style style:name="co13" style:family="table-column">
      <style:table-column-properties fo:break-before="auto" style:column-width="78.49pt"/>
    </style:style>
    <style:style style:name="co14" style:family="table-column">
      <style:table-column-properties fo:break-before="auto" style:column-width="166.71pt"/>
    </style:style>
    <style:style style:name="co15" style:family="table-column">
      <style:table-column-properties fo:break-before="auto" style:column-width="90.31pt"/>
    </style:style>
    <style:style style:name="co16" style:family="table-column">
      <style:table-column-properties fo:break-before="auto" style:column-width="95.84pt"/>
    </style:style>
    <style:style style:name="co17" style:family="table-column">
      <style:table-column-properties fo:break-before="auto" style:column-width="74.3pt"/>
    </style:style>
    <style:style style:name="co18" style:family="table-column">
      <style:table-column-properties fo:break-before="auto" style:column-width="170.16pt"/>
    </style:style>
    <style:style style:name="co19" style:family="table-column">
      <style:table-column-properties fo:break-before="auto" style:column-width="90.99pt"/>
    </style:style>
    <style:style style:name="co20" style:family="table-column">
      <style:table-column-properties fo:break-before="auto" style:column-width="86.85pt"/>
    </style:style>
    <style:style style:name="co21" style:family="table-column">
      <style:table-column-properties fo:break-before="auto" style:column-width="60.46pt"/>
    </style:style>
    <style:style style:name="co22" style:family="table-column">
      <style:table-column-properties fo:break-before="auto" style:column-width="159.05pt"/>
    </style:style>
    <style:style style:name="co23" style:family="table-column">
      <style:table-column-properties fo:break-before="auto" style:column-width="229.21pt"/>
    </style:style>
    <style:style style:name="co24" style:family="table-column">
      <style:table-column-properties fo:break-before="auto" style:column-width="92.41pt"/>
    </style:style>
    <style:style style:name="co25" style:family="table-column">
      <style:table-column-properties fo:break-before="auto" style:column-width="148.59pt"/>
    </style:style>
    <style:style style:name="ro1" style:family="table-row">
      <style:table-row-properties style:row-height="35.26pt" fo:break-before="auto" style:use-optimal-row-height="fals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29.25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ta1" style:family="table" style:master-page-name="PageStyle_5f_Çorba">
      <style:table-properties table:display="true" style:writing-mode="lr-tb"/>
    </style:style>
    <style:style style:name="ta2" style:family="table" style:master-page-name="PageStyle_5f_Kebap_26_Köfte">
      <style:table-properties table:display="true" style:writing-mode="lr-tb"/>
    </style:style>
    <style:style style:name="ta3" style:family="table" style:master-page-name="PageStyle_5f_Tavuk_20_Yemeği">
      <style:table-properties table:display="true" style:writing-mode="lr-tb"/>
    </style:style>
    <style:style style:name="ta4" style:family="table" style:master-page-name="PageStyle_5f_Sebze_20_Yemeği">
      <style:table-properties table:display="true" style:writing-mode="lr-tb"/>
    </style:style>
    <style:style style:name="ta5" style:family="table" style:master-page-name="PageStyle_5f_Pilav_26_Makarna_26_Börek">
      <style:table-properties table:display="true" style:writing-mode="lr-tb"/>
    </style:style>
    <style:style style:name="ta6" style:family="table" style:master-page-name="PageStyle_5f_Diğer">
      <style:table-properties table:display="true" style:writing-mode="lr-tb"/>
    </style:style>
    <style:style style:name="ce1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21pt" fo:font-style="normal" fo:text-shadow="none" style:text-underline-style="none" fo:font-weight="bold" style:font-size-asian="21pt" style:font-style-asian="normal" style:font-weight-asian="bold" style:font-name-complex="Helvetica Neue" style:font-size-complex="21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fo:background-color="#ead1dc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Çorba.B3"/>
    </style:style>
    <style:style style:name="ce1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Çorba.B3"/>
    </style:style>
    <style:style style:name="ce11" style:family="table-cell" style:parent-style-name="Default">
      <style:map style:condition="is-true-formula([.D3]=1)" style:apply-style-name="ConditionalStyle_5f_1" style:base-cell-address="Çorba.B3"/>
    </style:style>
    <style:style style:name="ce12" style:family="table-cell" style:parent-style-name="Default">
      <style:table-cell-properties fo:border-bottom="1.76pt double-thin #000000" style:border-line-width-bottom="0.51pt 0.74pt 0.51pt" fo:background-color="#ead1dc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bold" style:font-size-asian="16pt" style:font-style-asian="normal" style:font-weight-asian="bold" style:font-name-complex="Helvetica Neue" style:font-size-complex="16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Çorba.C3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Çorba.C3"/>
    </style:style>
    <style:style style:name="ce1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Çorba.C3"/>
    </style:style>
    <style:style style:name="ce16" style:family="table-cell" style:parent-style-name="Default">
      <style:map style:condition="is-true-formula([.D3]=1)" style:apply-style-name="ConditionalStyle_5f_1" style:base-cell-address="Çorba.C3"/>
    </style:style>
    <style:style style:name="ce17" style:family="table-cell" style:parent-style-name="Default">
      <style:table-cell-properties fo:border-bottom="1.76pt double-thin #000000" style:border-line-width-bottom="0.51pt 0.74pt 0.51pt" fo:background-color="#0b5f08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fo:background-color="#34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dotte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6pt" fo:font-style="normal" fo:text-shadow="none" style:text-underline-style="none" fo:font-weight="bold" style:font-size-asian="16pt" style:font-style-asian="normal" style:font-weight-asian="bold" style:font-name-complex="Helvetica Neue" style:font-size-complex="16pt" style:font-style-complex="normal" style:font-weight-complex="bold"/>
    </style:style>
    <style:style style:name="ce26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21pt" fo:font-style="normal" fo:text-shadow="none" style:text-underline-style="none" fo:font-weight="bold" style:font-size-asian="21pt" style:font-style-asian="normal" style:font-weight-asian="bold" style:font-name-complex="Helvetica Neue" style:font-size-complex="2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ead1dc"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Kebap&amp;Köfte'.B3"/>
    </style:style>
    <style:style style:name="ce3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Kebap&amp;Köfte'.B3"/>
    </style:style>
    <style:style style:name="ce32" style:family="table-cell" style:parent-style-name="Default">
      <style:map style:condition="is-true-formula([.D3]=1)" style:apply-style-name="ConditionalStyle_5f_1" style:base-cell-address="'Kebap&amp;Köfte'.B3"/>
    </style:style>
    <style:style style:name="ce33" style:family="table-cell" style:parent-style-name="Default">
      <style:table-cell-properties fo:background-color="#ead1dc"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bold" style:font-size-asian="16pt" style:font-style-asian="normal" style:font-weight-asian="bold" style:font-name-complex="Helvetica Neue" style:font-size-complex="16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Kebap&amp;Köfte'.C3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Kebap&amp;Köfte'.C3"/>
    </style:style>
    <style:style style:name="ce36" style:family="table-cell" style:parent-style-name="Default">
      <style:map style:condition="is-true-formula([.D3]=1)" style:apply-style-name="ConditionalStyle_5f_1" style:base-cell-address="'Kebap&amp;Köfte'.C3"/>
    </style:style>
    <style:style style:name="ce37" style:family="table-cell" style:parent-style-name="Default">
      <style:table-cell-properties fo:background-color="#0b5f08"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38" style:family="table-cell" style:parent-style-name="Default">
      <style:table-cell-properties fo:background-color="#340000"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Tavuk Yemeği'.B3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Tavuk Yemeği'.B3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Tavuk Yemeği'.B3"/>
    </style:style>
    <style:style style:name="ce45" style:family="table-cell" style:parent-style-name="Default">
      <style:map style:condition="is-true-formula([.D3]=1)" style:apply-style-name="ConditionalStyle_5f_1" style:base-cell-address="'Tavuk Yemeği'.B3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Tavuk Yemeği'.C3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Tavuk Yemeği'.C3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Tavuk Yemeği'.C3"/>
    </style:style>
    <style:style style:name="ce4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Tavuk Yemeği'.C3"/>
    </style:style>
    <style:style style:name="ce50" style:family="table-cell" style:parent-style-name="Default">
      <style:map style:condition="is-true-formula([.D3]=1)" style:apply-style-name="ConditionalStyle_5f_1" style:base-cell-address="'Tavuk Yemeği'.C3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dotte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Sebze Yemeği'.B3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Sebze Yemeği'.B3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Sebze Yemeği'.B3"/>
    </style:style>
    <style:style style:name="ce6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Sebze Yemeği'.B3"/>
    </style:style>
    <style:style style:name="ce65" style:family="table-cell" style:parent-style-name="Default">
      <style:map style:condition="is-true-formula([.D3]=1)" style:apply-style-name="ConditionalStyle_5f_1" style:base-cell-address="'Sebze Yemeği'.B3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Sebze Yemeği'.C3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Sebze Yemeği'.C3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Sebze Yemeği'.C3"/>
    </style:style>
    <style:style style:name="ce6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Sebze Yemeği'.C3"/>
    </style:style>
    <style:style style:name="ce70" style:family="table-cell" style:parent-style-name="Default">
      <style:map style:condition="is-true-formula([.D3]=1)" style:apply-style-name="ConditionalStyle_5f_1" style:base-cell-address="'Sebze Yemeği'.C3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Pilav&amp;Makarna&amp;Börek'.B3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Pilav&amp;Makarna&amp;Börek'.B3"/>
    </style:style>
    <style:style style:name="ce7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'Pilav&amp;Makarna&amp;Börek'.B3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Pilav&amp;Makarna&amp;Börek'.C3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Pilav&amp;Makarna&amp;Börek'.C3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Pilav&amp;Makarna&amp;Börek'.C3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'Pilav&amp;Makarna&amp;Börek'.C3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Diğer.B3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Diğer.B3"/>
    </style:style>
    <style:style style:name="ce8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is-true-formula([.D3]=1)" style:apply-style-name="ConditionalStyle_5f_1" style:base-cell-address="Diğer.B3"/>
    </style:style>
    <style:style style:name="ce84" style:family="table-cell" style:parent-style-name="Default">
      <style:map style:condition="is-true-formula([.D3]=1)" style:apply-style-name="ConditionalStyle_5f_1" style:base-cell-address="Diğer.B3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Diğer.C3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Diğer.C3"/>
    </style:style>
    <style:style style:name="ce8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  <style:map style:condition="is-true-formula([.D3]=1)" style:apply-style-name="ConditionalStyle_5f_1" style:base-cell-address="Diğer.C3"/>
    </style:style>
    <style:style style:name="ce88" style:family="table-cell" style:parent-style-name="Default">
      <style:map style:condition="is-true-formula([.D3]=1)" style:apply-style-name="ConditionalStyle_5f_1" style:base-cell-address="Diğer.C3"/>
    </style:style>
    <style:style style:name="T1" style:family="text">
      <style:text-properties fo:color="#000000" style:font-name="Helvetica Neue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Helvetica Neue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style:font-name="Helvetica Neue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Helvetica Neue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Çorb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🥣 Çorbalar 🥣 <text:s/></text:p>
          </table:table-cell>
          <table:covered-table-cell table:number-columns-repeated="4" table:style-name="ce7"/>
          <table:covered-table-cell table:style-name="ce24"/>
          <table:table-cell table:number-columns-repeated="1018"/>
        </table:table-row>
        <table:table-row table:style-name="ro2">
          <table:table-cell table:style-name="ce2" office:value-type="string" calcext:value-type="string">
            <text:p>Sıra</text:p>
          </table:table-cell>
          <table:table-cell table:style-name="ce8" office:value-type="string" calcext:value-type="string">
            <text:p>Yemek</text:p>
            <text:p>Tipi</text:p>
          </table:table-cell>
          <table:table-cell table:style-name="ce12" office:value-type="string" calcext:value-type="string">
            <text:p>Yemek Adı</text:p>
          </table:table-cell>
          <table:table-cell table:style-name="ce17" office:value-type="string" calcext:value-type="string">
            <text:p>Köpekler için</text:p>
            <text:p>alınabilir (✓)</text:p>
          </table:table-cell>
          <table:table-cell table:style-name="ce20" office:value-type="string" calcext:value-type="string">
            <text:p>Köpekler için</text:p>
            <text:p>alınamaz (X)</text:p>
          </table:table-cell>
          <table:table-cell table:style-name="ce25" office:value-type="string" calcext:value-type="string">
            <text:p><text:span text:style-name="T1">Ek Bilgi</text:span></text:p>
            <text:p><text:span text:style-name="T2">(Örn: İçinde patlıcan olursa alınmaz.)</text:span></text:p>
          </table:table-cell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Çorba</text:p>
          </table:table-cell>
          <table:table-cell table:style-name="ce13" office:value-type="string" calcext:value-type="string">
            <text:p>Alaca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Antep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Arpa Şehriye Çorbası (Kre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Ayran Aşı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Borç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Brokoli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Brüksel Lahana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Buğday Çorbası (Nan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Buğday Çorbası (Yoğurt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Domates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Domates Çorbası (İrmik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Domates Çorbası (Kaşar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Domates Çorbası (Kre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Düğün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Ezogelin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Florantin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Havuç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Ispanak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İrmik Çorbası (Domates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Kabak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Kabak Çorbası (Mısı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Kaşarlı Domates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Kesme Çorbası (Yoğurt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Köylü (Köy)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acar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antar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Mantar, köpekler için uygun değil.</text:p>
          </table:table-cell>
          <table:table-cell table:number-columns-repeated="101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antar Çorbası (Kre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Mantar, köpekler için uygun değil.</text:p>
          </table:table-cell>
          <table:table-cell table:number-columns-repeated="1018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ercimek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ercimek Çorbası (Süzme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inestrone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ısır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ısır Çorbası (Buğday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ısır Çorbası (Havuç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ısır Çorbası (Kre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Mısır Çorbası (Sütlü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Napoliten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Patates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Patates Ezme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Pirinç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Prenses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Romen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turşu içeriyor </text:p>
          </table:table-cell>
          <table:table-cell table:number-columns-repeated="1018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Sebze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Sebze Çorbası (Kre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Soğuk Çorb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Şafak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Şefin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Şefin tercihlerine bağlı olduğundan değişir.</text:p>
          </table:table-cell>
          <table:table-cell table:number-columns-repeated="1018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Şehriye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 table:visibility="collapse"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Şehriye Çorbası (Domates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Şehriye Çorbası (Kre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Şehriye Çorbası (Sebze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1" calcext:value-type="float">
            <text:p>51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Şifa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Tarhana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3" calcext:value-type="float">
            <text:p>53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Tarhana Çorbası (Nohut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Toyga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5" calcext:value-type="float">
            <text:p>55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Tutmaç Çorb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Yayla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7" calcext:value-type="float">
            <text:p>57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Yayla Çorbası (Yar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Yeşil Mercimek Çorbası (Erişt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9" calcext:value-type="float">
            <text:p>59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Yoğurt Çorbas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Çorba</text:p>
          </table:table-cell>
          <table:table-cell table:style-name="ce14" office:value-type="string" calcext:value-type="string">
            <text:p>Yoğurt Çorbası (Nane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6" office:value-type="float" office:value="61" calcext:value-type="float">
            <text:p>61</text:p>
          </table:table-cell>
          <table:table-cell table:style-name="ce10" office:value-type="string" calcext:value-type="string">
            <text:p>Çorba</text:p>
          </table:table-cell>
          <table:table-cell table:style-name="ce15" office:value-type="string" calcext:value-type="string">
            <text:p>Yuvalama Çorbası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6"/>
          <table:table-cell table:number-columns-repeated="1018"/>
        </table:table-row>
        <table:table-row table:style-name="ro6">
          <table:table-cell/>
          <table:table-cell table:style-name="ce11"/>
          <table:table-cell table:style-name="ce16"/>
          <table:table-cell table:number-columns-repeated="102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Çorba.C3:Çorba.C64">
            <calcext:condition calcext:apply-style-name="ConditionalStyle_1" calcext:value="formula-is([.D3]=1)" calcext:base-cell-address="Çorba.C3"/>
          </calcext:conditional-format>
          <calcext:conditional-format calcext:target-range-address="Çorba.B3:Çorba.B64">
            <calcext:condition calcext:apply-style-name="ConditionalStyle_1" calcext:value="formula-is([.D3]=1)" calcext:base-cell-address="Çorba.B3"/>
          </calcext:conditional-format>
          <calcext:conditional-format calcext:target-range-address="Çorba.C3:Çorba.C64">
            <calcext:condition calcext:apply-style-name="ConditionalStyle_2" calcext:value="formula-is([.E3]=1)" calcext:base-cell-address="Çorba.C3"/>
          </calcext:conditional-format>
          <calcext:conditional-format calcext:target-range-address="Çorba.B3:Çorba.B64">
            <calcext:condition calcext:apply-style-name="ConditionalStyle_2" calcext:value="formula-is([.E3]=1)" calcext:base-cell-address="Çorba.B3"/>
          </calcext:conditional-format>
        </calcext:conditional-formats>
      </table:table>
      <table:table table:name="Kebap&amp;Köfte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26" office:value-type="string" calcext:value-type="string" table:number-columns-spanned="6" table:number-rows-spanned="1">
            <text:p>🍢🍖 Kebap &amp; Köfte Yemekleri 🍢🍖</text:p>
          </table:table-cell>
          <table:covered-table-cell table:number-columns-repeated="4" table:style-name="ce28"/>
          <table:covered-table-cell table:style-name="ce39"/>
          <table:table-cell table:number-columns-repeated="1018"/>
        </table:table-row>
        <table:table-row table:style-name="ro2">
          <table:table-cell table:style-name="ce27" office:value-type="string" calcext:value-type="string">
            <text:p>Sıra</text:p>
          </table:table-cell>
          <table:table-cell table:style-name="ce29" office:value-type="string" calcext:value-type="string">
            <text:p>Yemek</text:p>
            <text:p>Tipi</text:p>
          </table:table-cell>
          <table:table-cell table:style-name="ce33" office:value-type="string" calcext:value-type="string">
            <text:p>Yemek Adı</text:p>
          </table:table-cell>
          <table:table-cell table:style-name="ce37" office:value-type="string" calcext:value-type="string">
            <text:p>Köpekler için</text:p>
            <text:p>alınabilir (✓)</text:p>
          </table:table-cell>
          <table:table-cell table:style-name="ce38" office:value-type="string" calcext:value-type="string">
            <text:p>Köpekler için</text:p>
            <text:p>alınamaz (X)</text:p>
          </table:table-cell>
          <table:table-cell table:style-name="ce25" office:value-type="string" calcext:value-type="string">
            <text:p><text:span text:style-name="T1">Ek Bilgi</text:span></text:p>
            <text:p><text:span text:style-name="T2">(Örn: İçinde mantar olursa alınmaz.)</text:span></text:p>
          </table:table-cell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Abant Kebab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1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Adana Kebap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Akçaabat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Akçaabat Köfte (Acı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Akçaabat Köfte (Hardal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Bahçıvan Kebabı (Tavuk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patlıcan içeriyor</text:p>
          </table:table-cell>
          <table:table-cell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Beykoz Kebabı (Tavuk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patlıcan içeriyor</text:p>
          </table:table-cell>
          <table:table-cell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Bostan Kebab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patlıcan içeriyor</text:p>
          </table:table-cell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Çiftlik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Çökertme Kebabı (Tavuk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Çökertme Kebabı (Yoğurtlu)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Dizme Köfte (Patates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Dizme Köfte (Patlıcan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Ekşili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Etli Kebap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Fellah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Hamburger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Harput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Hasan Paşa (Hasanpaşa)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zgara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zgara Köfte (Acı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zgara Köfte (Kaşa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zgara Köfte (Sebze Garni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İnegöl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İnegöl Köfte (Piyaz ile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piyaz soğan ile olmadığı takdirde alınabilir</text:p>
          </table:table-cell>
          <table:table-cell table:number-columns-repeated="1018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İskender Kebap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İskender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İskender Köfte (Pideli) (Tereyağ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İsveç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İsveç Köfte (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sos domatesli ise alınmamalı</text:p>
          </table:table-cell>
          <table:table-cell table:number-columns-repeated="101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İzmir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adınbudu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adınbudu Köfte (Hardal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Kağıt Kebab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avurma Mitite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uru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öfte (Abant Usulü) (Acı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öfte (Kaşa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öfte (Mantar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öfte (Salç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öfte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Köfte (Yoğurt Sos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acar Köfte (Sebze Garni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ini Şiş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isket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isket Köfte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isket Köfte (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itite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itite Köfte (Kavurma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itite Köfte (Kekik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itite Köfte (Patates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Köfte </text:p>
          </table:table-cell>
          <table:table-cell table:style-name="ce34" office:value-type="string" calcext:value-type="string">
            <text:p>Mitite Köfte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Mitite Köfte Kavurma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Orman Kebab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Rosto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Saçaklı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Sahan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Sebzeli Kebap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Sıralama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Sıralı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Sutan Kebabı (Tavuklu) (Yufka İle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Şiş Köfte (Kaşa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Şiş Köfte (Patlıcan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patlıcan kesinlikle alınmamalı</text:p>
          </table:table-cell>
          <table:table-cell table:number-columns-repeated="1018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Tas Kebab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Tekirdağ Köftes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Tepsi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68" calcext:value-type="float">
            <text:p>68</text:p>
          </table:table-cell>
          <table:table-cell table:style-name="ce30" office:value-type="string" calcext:value-type="string">
            <text:p>Köfte</text:p>
          </table:table-cell>
          <table:table-cell table:style-name="ce34" office:value-type="string" calcext:value-type="string">
            <text:p>Tire Köf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Yedigöller Kebab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30" office:value-type="string" calcext:value-type="string">
            <text:p>Kebap</text:p>
          </table:table-cell>
          <table:table-cell table:style-name="ce34" office:value-type="string" calcext:value-type="string">
            <text:p>Yufka Kebab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71" calcext:value-type="float">
            <text:p>71</text:p>
          </table:table-cell>
          <table:table-cell table:style-name="ce31" office:value-type="string" calcext:value-type="string">
            <text:p>Köfte</text:p>
          </table:table-cell>
          <table:table-cell table:style-name="ce35" office:value-type="string" calcext:value-type="string">
            <text:p>Yuva Köfte (Domatesli)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6"/>
          <table:table-cell table:number-columns-repeated="1018"/>
        </table:table-row>
        <table:table-row table:style-name="ro6" table:number-rows-repeated="4">
          <table:table-cell table:number-columns-repeated="1024"/>
        </table:table-row>
        <table:table-row table:style-name="ro6" table:number-rows-repeated="4">
          <table:table-cell/>
          <table:table-cell table:style-name="ce32"/>
          <table:table-cell table:style-name="ce36"/>
          <table:table-cell table:number-columns-repeated="1021"/>
        </table:table-row>
        <table:table-row table:style-name="ro6" table:number-rows-repeated="104849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Kebap&amp;Köfte'.C3:'Kebap&amp;Köfte'.C73 'Kebap&amp;Köfte'.C78:'Kebap&amp;Köfte'.C81">
            <calcext:condition calcext:apply-style-name="ConditionalStyle_1" calcext:value="formula-is([.D3]=1)" calcext:base-cell-address="'Kebap&amp;Köfte'.C3"/>
          </calcext:conditional-format>
          <calcext:conditional-format calcext:target-range-address="'Kebap&amp;Köfte'.B3:'Kebap&amp;Köfte'.B73 'Kebap&amp;Köfte'.B78:'Kebap&amp;Köfte'.B81">
            <calcext:condition calcext:apply-style-name="ConditionalStyle_1" calcext:value="formula-is([.D3]=1)" calcext:base-cell-address="'Kebap&amp;Köfte'.B3"/>
          </calcext:conditional-format>
          <calcext:conditional-format calcext:target-range-address="'Kebap&amp;Köfte'.C3:'Kebap&amp;Köfte'.C73 'Kebap&amp;Köfte'.C78:'Kebap&amp;Köfte'.C81">
            <calcext:condition calcext:apply-style-name="ConditionalStyle_2" calcext:value="formula-is([.E3]=1)" calcext:base-cell-address="'Kebap&amp;Köfte'.C3"/>
          </calcext:conditional-format>
          <calcext:conditional-format calcext:target-range-address="'Kebap&amp;Köfte'.B3:'Kebap&amp;Köfte'.B73 'Kebap&amp;Köfte'.B78:'Kebap&amp;Köfte'.B81">
            <calcext:condition calcext:apply-style-name="ConditionalStyle_2" calcext:value="formula-is([.E3]=1)" calcext:base-cell-address="'Kebap&amp;Köfte'.B3"/>
          </calcext:conditional-format>
        </calcext:conditional-formats>
      </table:table>
      <table:table table:name="Tavuk Yemeği" table:style-name="ta3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26" office:value-type="string" calcext:value-type="string" table:number-columns-spanned="6" table:number-rows-spanned="1">
            <text:p>🍗 Tavuk Yemekleri 🍗</text:p>
          </table:table-cell>
          <table:covered-table-cell table:number-columns-repeated="4" table:style-name="ce28"/>
          <table:covered-table-cell table:style-name="ce39"/>
          <table:table-cell table:number-columns-repeated="1018"/>
        </table:table-row>
        <table:table-row table:style-name="ro2">
          <table:table-cell table:style-name="ce27" office:value-type="string" calcext:value-type="string">
            <text:p>Sıra</text:p>
          </table:table-cell>
          <table:table-cell table:style-name="ce29" office:value-type="string" calcext:value-type="string">
            <text:p>Yemek Tipi</text:p>
          </table:table-cell>
          <table:table-cell table:style-name="ce33" office:value-type="string" calcext:value-type="string">
            <text:p>Yemek Adı</text:p>
          </table:table-cell>
          <table:table-cell table:style-name="ce37" office:value-type="string" calcext:value-type="string">
            <text:p>Köpekler için</text:p>
            <text:p>alınabilir (✓)</text:p>
          </table:table-cell>
          <table:table-cell table:style-name="ce38" office:value-type="string" calcext:value-type="string">
            <text:p>Köpekler için</text:p>
            <text:p>alınamaz (X)</text:p>
          </table:table-cell>
          <table:table-cell table:style-name="ce25" office:value-type="string" calcext:value-type="string">
            <text:p><text:span text:style-name="T1">Ek Bilgi</text:span></text:p>
            <text:p><text:span text:style-name="T2">(Örn: İçinde patlıcan olursa alınmaz.)</text:span></text:p>
          </table:table-cell>
          <table:table-cell table:number-columns-repeated="101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Tavuk Yemeği</text:p>
          </table:table-cell>
          <table:table-cell table:style-name="ce46" office:value-type="string" calcext:value-type="string">
            <text:p>Moğol Tavuk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3" table:formula="of:=TRUE()" office:value-type="float" office:value="1" calcext:value-type="float">
            <text:p>1</text:p>
          </table:table-cell>
          <table:table-cell table:style-name="ce57" office:value-type="string" calcext:value-type="string">
            <text:p>biber turşusu içeriyor</text:p>
          </table:table-cell>
          <table:table-cell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(Abant Usulü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(Kremalı) (Mantarlı) (Köri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(Köri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(Kremalı) (Manta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(Mantar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(Zeytin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zeytin sosu</text:p>
          </table:table-cell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(Çin Usulü 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soya sosu içeriyor</text:p>
          </table:table-cell>
          <table:table-cell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(Çıtır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aget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aget (Ballı) (Hardal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aget (Çıtır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aget (Haşlama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ahçıvan (Sebze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tavuğun ciğeri de yemeğe dahil, kabızlık yapabilir</text:p>
          </table:table-cell>
          <table:table-cell table:number-columns-repeated="1018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iftek (Avcı Usulü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urger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ut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ut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But Kavur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Çıtır Lolit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Döner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Döner (Sebze Garni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Elbasan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Emense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turşu,mantar ve köri içeriyor</text:p>
          </table:table-cell>
          <table:table-cell table:number-columns-repeated="101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Emense (Turşu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Filorantin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ıspanak içeriyor, ıspanakla alakalı sıkıntı yokmuş</text:p>
          </table:table-cell>
          <table:table-cell table:number-columns-repeated="1018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Göğsü (İtalyan Avcı Usulü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Haşla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Izgar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Izgara (Domates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Izgara (Sebze Garni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Izgara Göğüs (Barbekü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Jülyen (Meksika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avur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avurma (Kapy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avurma (Köri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avurma (Mantar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avurma (Sebze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avurma (Sos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sosun domatesli olup olmadığına göre alınabilir</text:p>
          </table:table-cell>
          <table:table-cell table:number-columns-repeated="1018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roket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roket (Kapy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ülbast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Kızartma (Pan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Pirzol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Pirzola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Roti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mantar içeriyormuş</text:p>
          </table:table-cell>
          <table:table-cell table:number-columns-repeated="1018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Sar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43" office:value-type="string" calcext:value-type="string">
            <text:p>Tavuk Yemeği</text:p>
          </table:table-cell>
          <table:table-cell table:style-name="ce47" office:value-type="string" calcext:value-type="string">
            <text:p>Tavuk So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44" office:value-type="string" calcext:value-type="string">
            <text:p>Tavuk Yemeği</text:p>
          </table:table-cell>
          <table:table-cell table:style-name="ce48" office:value-type="string" calcext:value-type="string">
            <text:p>Tavuk Sote (Kremalı) (Mantarlı)</text:p>
          </table:table-cell>
          <table:table-cell table:style-name="ce52" table:formula="of:=FALSE()" office:value-type="float" office:value="0" calcext:value-type="float">
            <text:p>0</text:p>
          </table:table-cell>
          <table:table-cell table:style-name="ce54" table:formula="of:=TRUE()" office:value-type="float" office:value="1" calcext:value-type="float">
            <text:p>1</text:p>
          </table:table-cell>
          <table:table-cell table:style-name="ce58"/>
          <table:table-cell table:number-columns-repeated="1018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44" office:value-type="string" calcext:value-type="string">
            <text:p>Tavuk Yemeği</text:p>
          </table:table-cell>
          <table:table-cell table:style-name="ce47" office:value-type="string" calcext:value-type="string">
            <text:p>Tavuk Sote (Köri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9"/>
          <table:table-cell table:number-columns-repeated="101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44" office:value-type="string" calcext:value-type="string">
            <text:p>Tavuk Yemeği</text:p>
          </table:table-cell>
          <table:table-cell table:style-name="ce47" office:value-type="string" calcext:value-type="string">
            <text:p>Tavuk Sote (Mantar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55" table:formula="of:=TRUE()" office:value-type="float" office:value="1" calcext:value-type="float">
            <text:p>1</text:p>
          </table:table-cell>
          <table:table-cell table:style-name="ce59"/>
          <table:table-cell table:number-columns-repeated="1018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44" office:value-type="string" calcext:value-type="string">
            <text:p>Tavuk Yemeği</text:p>
          </table:table-cell>
          <table:table-cell table:style-name="ce47" office:value-type="string" calcext:value-type="string">
            <text:p>Tavuk Sote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55" table:formula="of:=FALSE()" office:value-type="float" office:value="0" calcext:value-type="float">
            <text:p>0</text:p>
          </table:table-cell>
          <table:table-cell table:style-name="ce59"/>
          <table:table-cell table:number-columns-repeated="1018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44" office:value-type="string" calcext:value-type="string">
            <text:p>Tavuk Yemeği</text:p>
          </table:table-cell>
          <table:table-cell table:style-name="ce47" office:value-type="string" calcext:value-type="string">
            <text:p>Tavuk Şinitzel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55" table:formula="of:=FALSE()" office:value-type="float" office:value="0" calcext:value-type="float">
            <text:p>0</text:p>
          </table:table-cell>
          <table:table-cell table:style-name="ce59"/>
          <table:table-cell table:number-columns-repeated="1018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44" office:value-type="string" calcext:value-type="string">
            <text:p>Tavuk Yemeği</text:p>
          </table:table-cell>
          <table:table-cell table:style-name="ce47" office:value-type="string" calcext:value-type="string">
            <text:p>Tavuk Şinitzel (Tavuk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55" table:formula="of:=FALSE()" office:value-type="float" office:value="0" calcext:value-type="float">
            <text:p>0</text:p>
          </table:table-cell>
          <table:table-cell table:style-name="ce59"/>
          <table:table-cell table:number-columns-repeated="1018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44" office:value-type="string" calcext:value-type="string">
            <text:p>Tavuk Yemeği</text:p>
          </table:table-cell>
          <table:table-cell table:style-name="ce47" office:value-type="string" calcext:value-type="string">
            <text:p>Tavuk Şiş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55" table:formula="of:=FALSE()" office:value-type="float" office:value="0" calcext:value-type="float">
            <text:p>0</text:p>
          </table:table-cell>
          <table:table-cell table:style-name="ce59"/>
          <table:table-cell table:number-columns-repeated="1018"/>
        </table:table-row>
        <table:table-row table:style-name="ro3">
          <table:table-cell table:style-name="ce41" office:value-type="float" office:value="58" calcext:value-type="float">
            <text:p>58</text:p>
          </table:table-cell>
          <table:table-cell table:style-name="ce44" office:value-type="string" calcext:value-type="string">
            <text:p>Tavuk Yemeği</text:p>
          </table:table-cell>
          <table:table-cell table:style-name="ce49" office:value-type="string" calcext:value-type="string">
            <text:p>Tavuk Topkapı</text:p>
          </table:table-cell>
          <table:table-cell table:style-name="ce19" table:formula="of:=FALSE()" office:value-type="float" office:value="0" calcext:value-type="float">
            <text:p>0</text:p>
          </table:table-cell>
          <table:table-cell table:style-name="ce56" table:formula="of:=TRUE()" office:value-type="float" office:value="1" calcext:value-type="float">
            <text:p>1</text:p>
          </table:table-cell>
          <table:table-cell table:style-name="ce60" office:value-type="string" calcext:value-type="string">
            <text:p>iç pilavı kuş üzümü içeriyor</text:p>
          </table:table-cell>
          <table:table-cell table:number-columns-repeated="1018"/>
        </table:table-row>
        <table:table-row table:style-name="ro6">
          <table:table-cell/>
          <table:table-cell table:style-name="ce45"/>
          <table:table-cell table:style-name="ce50"/>
          <table:table-cell table:number-columns-repeated="1021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Tavuk Yemeği'.C3:'Tavuk Yemeği'.C61">
            <calcext:condition calcext:apply-style-name="ConditionalStyle_1" calcext:value="formula-is([.D3]=1)" calcext:base-cell-address="'Tavuk Yemeği'.C3"/>
          </calcext:conditional-format>
          <calcext:conditional-format calcext:target-range-address="'Tavuk Yemeği'.B3:'Tavuk Yemeği'.B61">
            <calcext:condition calcext:apply-style-name="ConditionalStyle_1" calcext:value="formula-is([.D3]=1)" calcext:base-cell-address="'Tavuk Yemeği'.B3"/>
          </calcext:conditional-format>
          <calcext:conditional-format calcext:target-range-address="'Tavuk Yemeği'.C3:'Tavuk Yemeği'.C61">
            <calcext:condition calcext:apply-style-name="ConditionalStyle_2" calcext:value="formula-is([.E3]=1)" calcext:base-cell-address="'Tavuk Yemeği'.C3"/>
          </calcext:conditional-format>
          <calcext:conditional-format calcext:target-range-address="'Tavuk Yemeği'.B3:'Tavuk Yemeği'.B61">
            <calcext:condition calcext:apply-style-name="ConditionalStyle_2" calcext:value="formula-is([.E3]=1)" calcext:base-cell-address="'Tavuk Yemeği'.B3"/>
          </calcext:conditional-format>
        </calcext:conditional-formats>
      </table:table>
      <table:table table:name="Sebze Yemeği" table:style-name="ta4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26" office:value-type="string" calcext:value-type="string" table:number-columns-spanned="6" table:number-rows-spanned="1">
            <text:p>🥕🥔 Sebze Yemekleri 🥕🥔</text:p>
          </table:table-cell>
          <table:covered-table-cell table:number-columns-repeated="4" table:style-name="ce28"/>
          <table:covered-table-cell table:style-name="ce39"/>
          <table:table-cell table:number-columns-repeated="1018"/>
        </table:table-row>
        <table:table-row table:style-name="ro2">
          <table:table-cell table:style-name="ce27" office:value-type="string" calcext:value-type="string">
            <text:p>Sıra</text:p>
          </table:table-cell>
          <table:table-cell table:style-name="ce29" office:value-type="string" calcext:value-type="string">
            <text:p>Yemek Tipi</text:p>
          </table:table-cell>
          <table:table-cell table:style-name="ce33" office:value-type="string" calcext:value-type="string">
            <text:p>Yemek Adı</text:p>
          </table:table-cell>
          <table:table-cell table:style-name="ce37" office:value-type="string" calcext:value-type="string">
            <text:p>Köpekler için</text:p>
            <text:p>alınabilir (✓)</text:p>
          </table:table-cell>
          <table:table-cell table:style-name="ce38" office:value-type="string" calcext:value-type="string">
            <text:p>Köpekler için</text:p>
            <text:p>alınamaz (X)</text:p>
          </table:table-cell>
          <table:table-cell table:style-name="ce25" office:value-type="string" calcext:value-type="string">
            <text:p><text:span text:style-name="T1">Ek Bilgi</text:span></text:p>
            <text:p><text:span text:style-name="T2">(Örn: İçinde mantar olursa alınmaz.)</text:span></text:p>
          </table:table-cell>
          <table:table-cell table:number-columns-repeated="101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61" office:value-type="string" calcext:value-type="string">
            <text:p>Sebze Yemeği</text:p>
          </table:table-cell>
          <table:table-cell table:style-name="ce66" office:value-type="string" calcext:value-type="string">
            <text:p>Bamya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3" table:formula="of:=TRUE()" office:value-type="float" office:value="1" calcext:value-type="float">
            <text:p>1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62" office:value-type="string" calcext:value-type="string">
            <text:p>Sebze Yemeği</text:p>
          </table:table-cell>
          <table:table-cell table:style-name="ce67" office:value-type="string" calcext:value-type="string">
            <text:p>Bamya (Domatesli)</text:p>
          </table:table-cell>
          <table:table-cell table:style-name="ce52" table:formula="of:=FALSE()" office:value-type="float" office:value="0" calcext:value-type="float">
            <text:p>0</text:p>
          </table:table-cell>
          <table:table-cell table:style-name="ce21" table:formula="of:=TRUE()" office:value-type="float" office:value="1" calcext:value-type="float">
            <text:p>1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2" office:value-type="string" calcext:value-type="string">
            <text:p>Sebze Yemeği</text:p>
          </table:table-cell>
          <table:table-cell table:style-name="ce67" office:value-type="string" calcext:value-type="string">
            <text:p>Bamya (Nohutlu)</text:p>
          </table:table-cell>
          <table:table-cell table:style-name="ce52" table:formula="of:=FALSE()" office:value-type="float" office:value="0" calcext:value-type="float">
            <text:p>0</text:p>
          </table:table-cell>
          <table:table-cell table:style-name="ce21" table:formula="of:=TRUE()" office:value-type="float" office:value="1" calcext:value-type="float">
            <text:p>1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arbuny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ezely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8">
          <table:table-cell table:style-name="ce4" office:value-type="float" office:value="6" calcext:value-type="float">
            <text:p>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ezelye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ezelye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ezelye (Tavuk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iber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iber Kızart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iber - Kabak Dolma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iber Dol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iber Dolma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iber Dolma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/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rokol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/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rokoli (Domates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Brüksel Lahana Kavur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/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Çiğ Köfte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Dolma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Enginar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Fasulye Dible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Fasulye Kavur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Fasulye Kavurma (Yumurt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 (Kaşa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 (Yoğurt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lınabilir ancak süt ürünleri</text:p>
            <text:p>sindirim sistemi için sıkıntılı</text:p>
          </table:table-cell>
          <table:table-cell table:number-columns-repeated="1018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 (Yoğurtlu)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 (Yumurt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 Graten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 Graten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 Graten (Tavuk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spanak Kavurma (Etsiz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İmam Bayıld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bak Graten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bak Kaly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bak Kalye (Beyaz Peynir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bak Kalye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bak Musakk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bak So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bak Yemeği (Dereot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pya (Yoğurt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rnabahar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rnabahar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rnabahar Graten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rnıyarık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rnıyarık (Kıy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 table:visibility="collapse">
          <table:table-cell table:style-name="ce5" office:value-type="float" office:value="48" calcext:value-type="float">
            <text:p>4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rışık Biber Dol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rışık Dol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0" calcext:value-type="float">
            <text:p>5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rışık Dolma (Et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1" calcext:value-type="float">
            <text:p>5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arışık Dolma (Kıy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2" calcext:value-type="float">
            <text:p>5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ereviz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3" calcext:value-type="float">
            <text:p>5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ereviz Yemeği (Baharat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4" calcext:value-type="float">
            <text:p>5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ereviz Yemeği (Zeytin Yağ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5" calcext:value-type="float">
            <text:p>5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ısır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6" calcext:value-type="float">
            <text:p>5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umpir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7" calcext:value-type="float">
            <text:p>5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umpir (Sebze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8" calcext:value-type="float">
            <text:p>5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ısır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59" calcext:value-type="float">
            <text:p>5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uru Dol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0" calcext:value-type="float">
            <text:p>6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uru Dolma (Kıymalı/Et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1" calcext:value-type="float">
            <text:p>6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uru Fasuly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2" calcext:value-type="float">
            <text:p>6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uru Fasulye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3" calcext:value-type="float">
            <text:p>6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uru Fasulye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Kuru Patlıcan Dol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5" calcext:value-type="float">
            <text:p>6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Lahana Kavur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6" calcext:value-type="float">
            <text:p>6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Lahana Sarma (Antep Usülü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7" calcext:value-type="float">
            <text:p>6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Lahana Sarma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68" calcext:value-type="float">
            <text:p>6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Mengen Kavur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mantar var</text:p>
          </table:table-cell>
          <table:table-cell table:number-columns-repeated="1018"/>
        </table:table-row>
        <table:table-row table:style-name="ro5">
          <table:table-cell table:style-name="ce5" office:value-type="float" office:value="69" calcext:value-type="float">
            <text:p>6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Mengen Musakk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Nohut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1" calcext:value-type="float">
            <text:p>7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Nohut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2" calcext:value-type="float">
            <text:p>7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Nohut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3" calcext:value-type="float">
            <text:p>7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Nohut (Patlıcan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4" calcext:value-type="float">
            <text:p>7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Nohut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5" calcext:value-type="float">
            <text:p>7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Nohutlu Patlıcan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6" calcext:value-type="float">
            <text:p>7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Nohutlu Patlıcan (Kıy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7" calcext:value-type="float">
            <text:p>7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Graten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8" calcext:value-type="float">
            <text:p>7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Graten (Sütlü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79" calcext:value-type="float">
            <text:p>7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Graten (Tavuk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80" calcext:value-type="float">
            <text:p>8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Kavur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81" calcext:value-type="float">
            <text:p>8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Kavurma (Yumurt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82" calcext:value-type="float">
            <text:p>8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Kızartm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83" calcext:value-type="float">
            <text:p>8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Musakk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84" calcext:value-type="float">
            <text:p>8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Musakka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85" calcext:value-type="float">
            <text:p>8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Oturt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86" calcext:value-type="float">
            <text:p>8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Oturtma (Beşamel Sos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87" calcext:value-type="float">
            <text:p>8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Oturtma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88" calcext:value-type="float">
            <text:p>8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Püres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emin olamadım</text:p>
          </table:table-cell>
          <table:table-cell table:number-columns-repeated="1018"/>
        </table:table-row>
        <table:table-row table:style-name="ro5">
          <table:table-cell table:style-name="ce5" office:value-type="float" office:value="89" calcext:value-type="float">
            <text:p>8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So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0" calcext:value-type="float">
            <text:p>9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Yemeğ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1" calcext:value-type="float">
            <text:p>9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Yemeği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2" calcext:value-type="float">
            <text:p>9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Yemeği (Kaşa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3" calcext:value-type="float">
            <text:p>9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Yemeği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4" calcext:value-type="float">
            <text:p>9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Yemeği (Sütlü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5" calcext:value-type="float">
            <text:p>9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Yemeği (Sütlü) (Kaşa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6" calcext:value-type="float">
            <text:p>9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ates Yemeği (Tavuk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7" calcext:value-type="float">
            <text:p>9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tlıcan (Her Çeşid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8" calcext:value-type="float">
            <text:p>9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azı Kavur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99" calcext:value-type="float">
            <text:p>9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ıras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00" calcext:value-type="float">
            <text:p>10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ırasa (Zeytin Yağ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01" calcext:value-type="float">
            <text:p>10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ırasa Kavur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02" calcext:value-type="float">
            <text:p>10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Piyaz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03" calcext:value-type="float">
            <text:p>10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andal Sefas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04" calcext:value-type="float">
            <text:p>10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andal Sefası (Beyaz Peynir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05" calcext:value-type="float">
            <text:p>10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Buketi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06" calcext:value-type="float">
            <text:p>10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Graten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sebzelerle alakalı her şey sebzelere bağlı.</text:p>
            <text:p>patlıcan varsa hiçbir şekilde alınmamalı.</text:p>
          </table:table-cell>
          <table:table-cell table:number-columns-repeated="1018"/>
        </table:table-row>
        <table:table-row table:style-name="ro5">
          <table:table-cell table:style-name="ce5" office:value-type="float" office:value="107" calcext:value-type="float">
            <text:p>10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Graten (Beşamel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08" calcext:value-type="float">
            <text:p>10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Graten (Karışık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09" calcext:value-type="float">
            <text:p>10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Graten (Kıy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0" calcext:value-type="float">
            <text:p>11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Graten (Tavuk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1" calcext:value-type="float">
            <text:p>11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Haşla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2" calcext:value-type="float">
            <text:p>11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Haşlama (Kre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3" calcext:value-type="float">
            <text:p>11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Kavur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4" calcext:value-type="float">
            <text:p>11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Sote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5" calcext:value-type="float">
            <text:p>115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bze Yemeği (Tavuk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6" calcext:value-type="float">
            <text:p>116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mizotu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7" calcext:value-type="float">
            <text:p>117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Semizotu (Kıy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8" calcext:value-type="float">
            <text:p>118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Taze Fasuly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19" calcext:value-type="float">
            <text:p>119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Taze Fasulye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20" calcext:value-type="float">
            <text:p>120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Taze Fasulye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21" calcext:value-type="float">
            <text:p>121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Tübyaz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patlıcan yemeği</text:p>
          </table:table-cell>
          <table:table-cell table:number-columns-repeated="1018"/>
        </table:table-row>
        <table:table-row table:style-name="ro5">
          <table:table-cell table:style-name="ce5" office:value-type="float" office:value="122" calcext:value-type="float">
            <text:p>122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Yaprak Sar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23" calcext:value-type="float">
            <text:p>123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Yaprak Sarma (Et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float" office:value="124" calcext:value-type="float">
            <text:p>124</text:p>
          </table:table-cell>
          <table:table-cell table:style-name="ce63" office:value-type="string" calcext:value-type="string">
            <text:p>Sebze Yemeği</text:p>
          </table:table-cell>
          <table:table-cell table:style-name="ce68" office:value-type="string" calcext:value-type="string">
            <text:p>Yaprak Sarma (Zeytin Yağ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6" office:value-type="float" office:value="125" calcext:value-type="float">
            <text:p>125</text:p>
          </table:table-cell>
          <table:table-cell table:style-name="ce64" office:value-type="string" calcext:value-type="string">
            <text:p>Sebze Yemeği</text:p>
          </table:table-cell>
          <table:table-cell table:style-name="ce69" office:value-type="string" calcext:value-type="string">
            <text:p>Yeşil Mercimek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6"/>
          <table:table-cell table:number-columns-repeated="1018"/>
        </table:table-row>
        <table:table-row table:style-name="ro6" table:number-rows-repeated="4">
          <table:table-cell/>
          <table:table-cell table:style-name="ce65"/>
          <table:table-cell table:style-name="ce70"/>
          <table:table-cell table:number-columns-repeated="1021"/>
        </table:table-row>
        <table:table-row table:style-name="ro6" table:number-rows-repeated="104844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Sebze Yemeği'.C3:'Sebze Yemeği'.C131">
            <calcext:condition calcext:apply-style-name="ConditionalStyle_1" calcext:value="formula-is([.D3]=1)" calcext:base-cell-address="'Sebze Yemeği'.C3"/>
          </calcext:conditional-format>
          <calcext:conditional-format calcext:target-range-address="'Sebze Yemeği'.B3:'Sebze Yemeği'.B131">
            <calcext:condition calcext:apply-style-name="ConditionalStyle_1" calcext:value="formula-is([.D3]=1)" calcext:base-cell-address="'Sebze Yemeği'.B3"/>
          </calcext:conditional-format>
          <calcext:conditional-format calcext:target-range-address="'Sebze Yemeği'.C3:'Sebze Yemeği'.C131">
            <calcext:condition calcext:apply-style-name="ConditionalStyle_2" calcext:value="formula-is([.E3]=1)" calcext:base-cell-address="'Sebze Yemeği'.C3"/>
          </calcext:conditional-format>
          <calcext:conditional-format calcext:target-range-address="'Sebze Yemeği'.B3:'Sebze Yemeği'.B131">
            <calcext:condition calcext:apply-style-name="ConditionalStyle_2" calcext:value="formula-is([.E3]=1)" calcext:base-cell-address="'Sebze Yemeği'.B3"/>
          </calcext:conditional-format>
        </calcext:conditional-formats>
      </table:table>
      <table:table table:name="Pilav&amp;Makarna&amp;Börek" table:style-name="ta5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6" table:number-columns-repeated="1018" table:default-cell-style-name="Default"/>
        <table:table-row table:style-name="ro1">
          <table:table-cell table:style-name="ce26" office:value-type="string" calcext:value-type="string" table:number-columns-spanned="6" table:number-rows-spanned="1">
            <text:p>🍚🍝🥐 Pilav &amp; Makarna &amp; Börek 🍚🍝🥐</text:p>
          </table:table-cell>
          <table:covered-table-cell table:number-columns-repeated="4" table:style-name="ce28"/>
          <table:covered-table-cell table:style-name="ce39"/>
          <table:table-cell table:number-columns-repeated="1018"/>
        </table:table-row>
        <table:table-row table:style-name="ro2">
          <table:table-cell table:style-name="ce27" office:value-type="string" calcext:value-type="string">
            <text:p>Sıra</text:p>
          </table:table-cell>
          <table:table-cell table:style-name="ce73" office:value-type="string" calcext:value-type="string">
            <text:p>Yemek</text:p>
            <text:p>Tipi</text:p>
          </table:table-cell>
          <table:table-cell table:style-name="ce33" office:value-type="string" calcext:value-type="string">
            <text:p>Yemek Adı</text:p>
          </table:table-cell>
          <table:table-cell table:style-name="ce37" office:value-type="string" calcext:value-type="string">
            <text:p>Köpekler için</text:p>
            <text:p>alınabilir (✓)</text:p>
          </table:table-cell>
          <table:table-cell table:style-name="ce38" office:value-type="string" calcext:value-type="string">
            <text:p>Köpekler için</text:p>
            <text:p>alınamaz (X)</text:p>
          </table:table-cell>
          <table:table-cell table:style-name="ce25" office:value-type="string" calcext:value-type="string">
            <text:p><text:span text:style-name="T1">Ek Bilgi</text:span></text:p>
            <text:p><text:span text:style-name="T2">(Örn: İçinde patlıcan olursa alınmaz.)</text:span></text:p>
          </table:table-cell>
          <table:table-cell table:number-columns-repeated="101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74" office:value-type="string" calcext:value-type="string">
            <text:p>Pilav</text:p>
          </table:table-cell>
          <table:table-cell table:style-name="ce77" office:value-type="string" calcext:value-type="string">
            <text:p>Antep Pilavı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3" table:formula="of:=TRUE()" office:value-type="float" office:value="1" calcext:value-type="float">
            <text:p>1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Arpa Şehriye Pilav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Arpa Şehriye Pilavı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Antep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Domates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Erişt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Fesleğen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Havuç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Köylü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Mercimek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Patlıcan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Salç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Bulgur Pilavı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Erişte Kavur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Erişte Pilav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Erişte Pilavı (Ceviz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Erişte Pilavı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Erişte Pilavı (Tereyağ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Erişte Pilavı (Zeytin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5" office:value-type="string" calcext:value-type="string">
            <text:p>Börek</text:p>
          </table:table-cell>
          <table:table-cell table:style-name="ce78" office:value-type="string" calcext:value-type="string">
            <text:p>Gül Böreğ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5" office:value-type="string" calcext:value-type="string">
            <text:p>Börek</text:p>
          </table:table-cell>
          <table:table-cell table:style-name="ce78" office:value-type="string" calcext:value-type="string">
            <text:p>Kalem Börek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5" office:value-type="string" calcext:value-type="string">
            <text:p>Börek</text:p>
          </table:table-cell>
          <table:table-cell table:style-name="ce78" office:value-type="string" calcext:value-type="string">
            <text:p>Kol Böreğ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5" office:value-type="string" calcext:value-type="string">
            <text:p>Börek</text:p>
          </table:table-cell>
          <table:table-cell table:style-name="ce78" office:value-type="string" calcext:value-type="string">
            <text:p>Kol Böreği (Peynir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Kuskus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Kuskus (Peynirli) (Maydanoz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Kuskus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Köy Pilav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Köylü Pilav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Beyaz Peynir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Bolanez Sos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Domates Sos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Fesleğen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Italyan Usülü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Napolitan Sos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Penne Arabiatta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Pesto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Üç Renk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5" office:value-type="string" calcext:value-type="string">
            <text:p>Makarna</text:p>
          </table:table-cell>
          <table:table-cell table:style-name="ce78" office:value-type="string" calcext:value-type="string">
            <text:p>Makarna (Zeytin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5" office:value-type="string" calcext:value-type="string">
            <text:p>Börek</text:p>
          </table:table-cell>
          <table:table-cell table:style-name="ce78" office:value-type="string" calcext:value-type="string">
            <text:p>Milföy Börek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5" office:value-type="string" calcext:value-type="string">
            <text:p>Börek</text:p>
          </table:table-cell>
          <table:table-cell table:style-name="ce79" office:value-type="string" calcext:value-type="string">
            <text:p>Milföy Börek (Peynir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Pirinç Pilavı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Pirinç Pilavı (Arpa Şehriy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Pirinç Pilavı (Mısı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Pirinç Pilavı (Nohut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Pirinç Pilavı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Pirinç Pilavı (Şehriy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Pirinç Pilavı (Tel Şehriy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Pirinç Pilavı (Tereyağ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5" office:value-type="string" calcext:value-type="string">
            <text:p>Pilav</text:p>
          </table:table-cell>
          <table:table-cell table:style-name="ce78" office:value-type="string" calcext:value-type="string">
            <text:p>Pirinç Pilavı (Üç Renk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5" office:value-type="string" calcext:value-type="string">
            <text:p>Börek</text:p>
          </table:table-cell>
          <table:table-cell table:style-name="ce78" office:value-type="string" calcext:value-type="string">
            <text:p>Su Böreğ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5" office:value-type="string" calcext:value-type="string">
            <text:p>Börek</text:p>
          </table:table-cell>
          <table:table-cell table:style-name="ce78" office:value-type="string" calcext:value-type="string">
            <text:p>Su Böreği (Peynir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5" office:value-type="string" calcext:value-type="string">
            <text:p>Börek</text:p>
          </table:table-cell>
          <table:table-cell table:style-name="ce78" office:value-type="string" calcext:value-type="string">
            <text:p>Tepsi Böreğ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2" office:value-type="float" office:value="56" calcext:value-type="float">
            <text:p>56</text:p>
          </table:table-cell>
          <table:table-cell table:style-name="ce76" office:value-type="string" calcext:value-type="string">
            <text:p>Börek</text:p>
          </table:table-cell>
          <table:table-cell table:style-name="ce80" office:value-type="string" calcext:value-type="string">
            <text:p>Tepsi Böreği (Peynirli)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6"/>
          <table:table-cell table:number-columns-repeated="1018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Pilav&amp;Makarna&amp;Börek'.C3:'Pilav&amp;Makarna&amp;Börek'.C58">
            <calcext:condition calcext:apply-style-name="ConditionalStyle_1" calcext:value="formula-is([.D3]=1)" calcext:base-cell-address="'Pilav&amp;Makarna&amp;Börek'.C3"/>
          </calcext:conditional-format>
          <calcext:conditional-format calcext:target-range-address="'Pilav&amp;Makarna&amp;Börek'.B3:'Pilav&amp;Makarna&amp;Börek'.B58">
            <calcext:condition calcext:apply-style-name="ConditionalStyle_1" calcext:value="formula-is([.D3]=1)" calcext:base-cell-address="'Pilav&amp;Makarna&amp;Börek'.B3"/>
          </calcext:conditional-format>
          <calcext:conditional-format calcext:target-range-address="'Pilav&amp;Makarna&amp;Börek'.C3:'Pilav&amp;Makarna&amp;Börek'.C58">
            <calcext:condition calcext:apply-style-name="ConditionalStyle_2" calcext:value="formula-is([.E3]=1)" calcext:base-cell-address="'Pilav&amp;Makarna&amp;Börek'.C3"/>
          </calcext:conditional-format>
          <calcext:conditional-format calcext:target-range-address="'Pilav&amp;Makarna&amp;Börek'.B3:'Pilav&amp;Makarna&amp;Börek'.B58">
            <calcext:condition calcext:apply-style-name="ConditionalStyle_2" calcext:value="formula-is([.E3]=1)" calcext:base-cell-address="'Pilav&amp;Makarna&amp;Börek'.B3"/>
          </calcext:conditional-format>
        </calcext:conditional-formats>
      </table:table>
      <table:table table:name="Diğer" table:style-name="ta6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26" office:value-type="string" calcext:value-type="string" table:number-columns-spanned="6" table:number-rows-spanned="1">
            <text:p>🥘 Diğer (Kategorisiz) Yemekler 🥘</text:p>
          </table:table-cell>
          <table:covered-table-cell table:number-columns-repeated="4" table:style-name="ce28"/>
          <table:covered-table-cell table:style-name="ce39"/>
          <table:table-cell table:number-columns-repeated="1018"/>
        </table:table-row>
        <table:table-row table:style-name="ro2">
          <table:table-cell table:style-name="ce27" office:value-type="string" calcext:value-type="string">
            <text:p>Sıra</text:p>
          </table:table-cell>
          <table:table-cell table:style-name="ce73" office:value-type="string" calcext:value-type="string">
            <text:p>Yemek Tipi</text:p>
          </table:table-cell>
          <table:table-cell table:style-name="ce33" office:value-type="string" calcext:value-type="string">
            <text:p>Yemek Adı</text:p>
          </table:table-cell>
          <table:table-cell table:style-name="ce37" office:value-type="string" calcext:value-type="string">
            <text:p>Köpekler için</text:p>
            <text:p>alınabilir (✓)</text:p>
          </table:table-cell>
          <table:table-cell table:style-name="ce38" office:value-type="string" calcext:value-type="string">
            <text:p>Köpekler için</text:p>
            <text:p>alınamaz (X)</text:p>
          </table:table-cell>
          <table:table-cell table:style-name="ce25" office:value-type="string" calcext:value-type="string">
            <text:p><text:span text:style-name="T1">Ek Bilgi</text:span></text:p>
            <text:p><text:span text:style-name="T2">(Örn: İçinde üzüm olursa alınmaz.)</text:span></text:p>
          </table:table-cell>
          <table:table-cell table:number-columns-repeated="101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81" office:value-type="string" calcext:value-type="string">
            <text:p>Kategorisiz Yemek</text:p>
          </table:table-cell>
          <table:table-cell table:style-name="ce85" office:value-type="string" calcext:value-type="string">
            <text:p>Adana Şiş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3" table:formula="of:=FALSE()" office:value-type="float" office:value="0" calcext:value-type="float">
            <text:p>0</text:p>
          </table:table-cell>
          <table:table-cell table:style-name="ce57" office:value-type="string" calcext:value-type="string">
            <text:p>acılı olacağından emin olamadım</text:p>
          </table:table-cell>
          <table:table-cell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Akdeniz Türlüsü (Vejeteryan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Akdeniz Türlüsü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Beefstraganof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mantar, turşu ve hardal içeriyor</text:p>
          </table:table-cell>
          <table:table-cell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Beyti Sarm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Biberiye Sosu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Çoban Kavurm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rpacık soğan içeriyor</text:p>
          </table:table-cell>
          <table:table-cell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Domates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Elbasan (Tavuk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Elbasan Tava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Elbasan Tava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Et Döner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Et Jülyen (Meksika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Et Sot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Et Sote (Mantar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Graten (Tavuklu)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Hünkar Beğend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Kapuska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Karışık Musakk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Karışık Musakka (Kıy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Kavurma (Köri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Kış Türlüsü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türlü patlıcan içeriyorsa alınmamalı</text:p>
          </table:table-cell>
          <table:table-cell table:number-columns-repeated="1018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Kış Türlüsü (Kıy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türlü patlıcan içeriyorsa alınmamalı</text:p>
          </table:table-cell>
          <table:table-cell table:number-columns-repeated="1018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Mantar (Her Çeşid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Mantı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yoğurt ve mayalı hamur sıkıntılı</text:p>
          </table:table-cell>
          <table:table-cell table:number-columns-repeated="1018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Menemen (Kıymalı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domates ve soğan sıkıntılı</text:p>
          </table:table-cell>
          <table:table-cell table:number-columns-repeated="1018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Mengen Musakk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Pizza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zeytin, salam, sosis, vs. her şey zararlı</text:p>
          </table:table-cell>
          <table:table-cell table:number-columns-repeated="1018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Pizza (Karışık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zeytin, salam, sosis, vs. her şey zararlı</text:p>
          </table:table-cell>
          <table:table-cell table:number-columns-repeated="1018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Pizza (Sebzeli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Sarma Beyti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Sarma Beyti (Domates Soslu)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Sote (Sebze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Trit (Yoğurtlu)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FALSE()" office:value-type="float" office:value="0" calcext:value-type="float">
            <text:p>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Türlü (Etli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türlü patlıcan içeriyorsa alınmamalı</text:p>
          </table:table-cell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Türlü (Kıyma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türlü patlıcan içeriyorsa alınmamalı</text:p>
          </table:table-cell>
          <table:table-cell table:number-columns-repeated="1018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Türlü (Kıymalı) (Kaşarlı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türlü patlıcan içeriyorsa alınmamalı</text:p>
          </table:table-cell>
          <table:table-cell table:number-columns-repeated="1018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82" office:value-type="string" calcext:value-type="string">
            <text:p>Kategorisiz Yemek</text:p>
          </table:table-cell>
          <table:table-cell table:style-name="ce86" office:value-type="string" calcext:value-type="string">
            <text:p>Türlü (Tavuklu)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22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türlü patlıcan içeriyorsa alınmamalı</text:p>
          </table:table-cell>
          <table:table-cell table:number-columns-repeated="1018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83" office:value-type="string" calcext:value-type="string">
            <text:p>Kategorisiz Yemek</text:p>
          </table:table-cell>
          <table:table-cell table:style-name="ce87" office:value-type="string" calcext:value-type="string">
            <text:p>Yaz Türlüsü (Etli)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23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türlü patlıcan içeriyorsa alınmamalı</text:p>
          </table:table-cell>
          <table:table-cell table:number-columns-repeated="1018"/>
        </table:table-row>
        <table:table-row table:style-name="ro6" table:number-rows-repeated="10">
          <table:table-cell table:number-columns-repeated="1024"/>
        </table:table-row>
        <table:table-row table:style-name="ro6" table:number-rows-repeated="3">
          <table:table-cell/>
          <table:table-cell table:style-name="ce84"/>
          <table:table-cell table:style-name="ce88"/>
          <table:table-cell table:number-columns-repeated="1021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Diğer.C3:Diğer.C41 Diğer.C52:Diğer.C54">
            <calcext:condition calcext:apply-style-name="ConditionalStyle_1" calcext:value="formula-is([.D3]=1)" calcext:base-cell-address="Diğer.C3"/>
          </calcext:conditional-format>
          <calcext:conditional-format calcext:target-range-address="Diğer.B3:Diğer.B41 Diğer.B52:Diğer.B54">
            <calcext:condition calcext:apply-style-name="ConditionalStyle_1" calcext:value="formula-is([.D3]=1)" calcext:base-cell-address="Diğer.B3"/>
          </calcext:conditional-format>
          <calcext:conditional-format calcext:target-range-address="Diğer.C3:Diğer.C41 Diğer.C52:Diğer.C54">
            <calcext:condition calcext:apply-style-name="ConditionalStyle_2" calcext:value="formula-is([.E3]=1)" calcext:base-cell-address="Diğer.C3"/>
          </calcext:conditional-format>
          <calcext:conditional-format calcext:target-range-address="Diğer.B3:Diğer.B41 Diğer.B52:Diğer.B54">
            <calcext:condition calcext:apply-style-name="ConditionalStyle_2" calcext:value="formula-is([.E3]=1)" calcext:base-cell-address="Diğer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  <style:text-properties style:text-line-through-style="solid" style:text-line-through-type="singl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Çorba" style:display-name="PageStyle_Çor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bap_26_Köfte" style:display-name="PageStyle_Kebap&amp;Köf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vuk_20_Yemeği" style:display-name="PageStyle_Tavuk Yemeğ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bze_20_Yemeği" style:display-name="PageStyle_Sebze Yemeğ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lav_26_Makarna_26_Börek" style:display-name="PageStyle_Pilav&amp;Makarna&amp;Bör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ğer" style:display-name="PageStyle_Diğ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2127" meta:object-count="0"/>
    <meta:generator>LibreOfficeDev/6.0.5.2$Linux_X86_64 LibreOffice_project/</meta:generator>
  </office:meta>
</office:document-meta>
</file>